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4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61bc4" officeooo:paragraph-rsid="00161bc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officeooo:rsid="001720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of</text:p>
      <text:p text:style-name="P1"/>
      <text:p text:style-name="P2">Lecture 1 – Number Systems and Proof Techniques</text:p>
      <text:p text:style-name="P5">Any natural number can be obtained by adding 1 from 0</text:p>
      <text:p text:style-name="P6">0 is a natural number</text:p>
      <text:p text:style-name="P7">Rational numbers can be written as fraction (denominator not 0)</text:p>
      <text:p text:style-name="P3"><text:span text:style-name="T1">Real numbers are distances to points on a number line</text:span><text:span text:style-name="T2"> (decimals)</text:span></text:p>
      <text:p text:style-name="P8"><text:span text:style-name="T3">Proof is a carefully reasoned argument to convince sceptical listener</text:span></text:p>
      <text:p text:style-name="P9">Discovery and proof required to solve problems</text:p>
      <text:p text:style-name="P9"/>
      <text:p text:style-name="P2">Lecture 2 – Properties of Odd and Even Numbers</text:p>
      <text:p text:style-name="P2">Lecture 3 – Proving Existential Statements</text:p>
      <text:p text:style-name="P2">Lecture 4 – Proving Universal Statements</text:p>
      <text:p text:style-name="P2">Lecture 5 – Generalising from the Generic Particular</text:p>
      <text:p text:style-name="P2">Lecture 6 – More Examples of Direct Proof</text:p>
      <text:p text:style-name="P2">Lecture 7 – Proof by Cases</text:p>
      <text:p text:style-name="P2">Lecture 8 – Indirect Proofs</text:p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09T11:47:50.810216517</dc:date>
    <meta:editing-cycles>10</meta:editing-cycles>
    <meta:editing-duration>P1DT11H6M7S</meta:editing-duration>
    <meta:generator>LibreOffice/6.1.5.2$Linux_X86_64 LibreOffice_project/10$Build-2</meta:generator>
    <meta:document-statistic meta:table-count="0" meta:image-count="0" meta:object-count="0" meta:page-count="1" meta:paragraph-count="30" meta:word-count="173" meta:character-count="1110" meta:non-whitespace-character-count="945"/>
  </office:meta>
</office:document-meta>
</file>